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40000003134CD7456BF309E84.png" manifest:media-type="image/png"/>
  <manifest:file-entry manifest:full-path="Pictures/100002010000077D0000017E24797BE60509711E.png" manifest:media-type="image/png"/>
  <manifest:file-entry manifest:full-path="Pictures/1000020100000312000001A51D8F1582D10B458A.png" manifest:media-type="image/png"/>
  <manifest:file-entry manifest:full-path="Pictures/10000201000000E5000001CBBB18D405A3581A53.png" manifest:media-type="image/png"/>
  <manifest:file-entry manifest:full-path="Pictures/100002010000009E000000441120FD6A1BA82BE5.png" manifest:media-type="image/png"/>
  <manifest:file-entry manifest:full-path="Pictures/10000201000005310000014155396ED5485F655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3838" draw:textarea-horizontal-align="justify" draw:textarea-vertical-align="middle" draw:auto-grow-height="false" fo:min-height="1.35cm" fo:min-width="3.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b66c" draw:textarea-horizontal-align="justify" draw:textarea-vertical-align="middle" draw:auto-grow-height="false" fo:min-height="5.55cm" fo:min-width="23.5cm"/>
    </style:style>
    <style:style style:name="gr5" style:family="graphic" style:parent-style-name="standard">
      <style:graphic-properties draw:fill-color="#ff3838" draw:textarea-horizontal-align="justify" draw:textarea-vertical-align="middle" draw:auto-grow-height="false" fo:min-height="0.75cm" fo:min-width="2.3cm"/>
    </style:style>
    <style:style style:name="gr6" style:family="graphic" style:parent-style-name="standard">
      <style:graphic-properties svg:stroke-color="#ffffff" draw:fill-color="#ff0000" draw:opacity="35%" draw:textarea-horizontal-align="justify" draw:textarea-vertical-align="middle" draw:auto-grow-height="false" fo:min-height="2.154cm" fo:min-width="2.046cm"/>
    </style:style>
    <style:style style:name="gr7" style:family="graphic" style:parent-style-name="standard">
      <style:graphic-properties draw:fill-color="#ff3838" draw:textarea-horizontal-align="justify" draw:textarea-vertical-align="middle" draw:auto-grow-height="false" fo:min-height="0.75cm" fo:min-width="2.9cm"/>
    </style:style>
    <style:style style:name="pr1" style:family="presentation" style:parent-style-name="기본값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3838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-color="#ffb66c"/>
      <style:paragraph-properties fo:text-align="center"/>
    </style:style>
    <style:style style:name="P5" style:family="paragraph">
      <loext:graphic-properties draw:fill-color="#ff0000" draw:opacity="35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draw:frame draw:style-name="gr1" draw:text-style-name="P1" draw:layer="layout" svg:width="8.996cm" svg:height="1.295cm" svg:x="9.604cm" svg:y="1cm">
          <draw:image xlink:href="Pictures/10000201000001540000003134CD7456BF309E84.png" xlink:type="simple" xlink:show="embed" xlink:actuate="onLoad" loext:mime-type="image/png">
            <text:p/>
          </draw:image>
        </draw:frame>
        <draw:frame draw:style-name="gr1" draw:text-style-name="P1" draw:layer="layout" svg:width="4.18cm" svg:height="1.798cm" svg:x="19.4cm" svg:y="0.6cm">
          <draw:image xlink:href="Pictures/100002010000009E000000441120FD6A1BA82BE5.png" xlink:type="simple" xlink:show="embed" xlink:actuate="onLoad" loext:mime-type="image/png">
            <text:p/>
          </draw:image>
        </draw:frame>
        <draw:custom-shape draw:style-name="gr2" draw:text-style-name="P2" draw:layer="layout" svg:width="4.4cm" svg:height="1.6cm" svg:x="4.3cm" svg:y="0.7cm">
          <text:p text:style-name="P1">오픈마켓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3.678cm" svg:height="7.373cm" draw:transform="rotate (0.00733038285837618) translate (4.6cm 2.327cm)">
          <draw:image xlink:href="Pictures/10000201000000E5000001CBBB18D405A3581A53.png" xlink:type="simple" xlink:show="embed" xlink:actuate="onLoad" loext:mime-type="image/png">
            <text:p/>
          </draw:image>
        </draw:frame>
        <draw:frame draw:style-name="gr1" draw:text-style-name="P1" draw:layer="layout" svg:width="13.15cm" svg:height="7.043cm" svg:x="8.332cm" svg:y="2.6cm">
          <draw:image xlink:href="Pictures/1000020100000312000001A51D8F1582D10B458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draw:custom-shape draw:style-name="gr4" draw:text-style-name="P4" draw:layer="layout" svg:width="24cm" svg:height="5.8cm" svg:x="1.8cm" svg:y="2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1cm" draw:transform="skewX (0.00802851455917391) rotate (0.00767944870877505) translate (1cm 0.8cm)">
          <text:p text:style-name="P1">인기상품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cm" svg:height="3.4cm" svg:x="3cm" svg:y="3.8cm">
          <text:p text:style-name="P1">상품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cm" svg:height="3.4cm" svg:x="11.1cm" svg:y="3.8cm">
          <text:p text:style-name="P1">상품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cm" svg:height="3.4cm" svg:x="7cm" svg:y="3.8cm">
          <text:p text:style-name="P1">상품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cm" svg:height="3.4cm" svg:x="15.299cm" svg:y="3.8cm">
          <text:p text:style-name="P1">상품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cm" svg:height="3.4cm" svg:x="19.298cm" svg:y="3.8cm">
          <text:p text:style-name="P1">상품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3.4cm" svg:height="1cm" draw:transform="skewX (0.00802851455917391) rotate (0.00767944870877505) translate (1cm 9.326cm)">
          <text:p text:style-name="P1">오늘의 추천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6cm" svg:height="3.4cm" svg:x="3.5cm" svg:y="10.9cm">
          <text:p text:style-name="P1">상품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cm" svg:height="3.4cm" svg:x="11.6cm" svg:y="10.9cm">
          <text:p text:style-name="P1">상품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cm" svg:height="3.4cm" svg:x="7.5cm" svg:y="10.9cm">
          <text:p text:style-name="P1">상품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cm" svg:height="3.4cm" svg:x="15.799cm" svg:y="10.9cm">
          <text:p text:style-name="P1">상품 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6cm" svg:height="3.4cm" svg:x="19.798cm" svg:y="10.9cm">
          <text:p text:style-name="P1">상품 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 presentation:presentation-page-layout-name="AL2T1">
        <draw:frame draw:style-name="gr1" draw:text-style-name="P1" draw:layer="layout" svg:width="23.628cm" svg:height="6.761cm" svg:x="1.472cm" svg:y="4.414cm">
          <draw:image xlink:href="Pictures/10000201000005310000014155396ED5485F655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기본값" presentation:presentation-page-layout-name="AL2T1">
        <draw:frame draw:style-name="gr1" draw:text-style-name="P1" draw:layer="layout" svg:width="24.228cm" svg:height="5.578cm" svg:x="1.672cm" svg:y="5.206cm">
          <draw:image xlink:href="Pictures/100002010000077D0000017E24797BE60509711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굴림" svg:font-family="굴림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굴림1" svg:font-family="굴림" style:font-family-generic="system" style:font-pitch="variable"/>
    <style:font-face style:name="바탕1" svg:font-family="바탕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바탕" fo:font-size="24pt" fo:language="en" fo:country="US" style:font-name-asian="바탕1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18pt" fo:font-style="normal" fo:text-shadow="none" style:text-underline-style="none" fo:font-weight="normal" style:letter-kerning="true" style:font-name-asian="굴림1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20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 style:shrink-to-fit="tru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32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굴림" fo:font-family="굴림" style:font-family-generic="roman" style:font-pitch="variable" fo:font-size="44pt" fo:font-style="normal" fo:text-shadow="none" style:text-underline-style="none" fo:font-weight="normal" style:letter-kerning="true" fo:background-color="transparent" style:font-name-asian="굴림1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086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2.629cm" svg:x="1.4cm" svg:y="0.628cm" presentation:class="title" presentation:placeholder="true">
        <draw:text-box/>
      </draw:frame>
      <draw:frame presentation:style-name="기본값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9.798cm" svg:height="11.136cm" svg:x="0.6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5T21:41:42.450000000</meta:creation-date>
    <dc:date>2020-04-05T22:05:18.615000000</dc:date>
    <meta:editing-duration>PT9M49S</meta:editing-duration>
    <meta:editing-cycles>1</meta:editing-cycles>
    <meta:document-statistic meta:object-count="49"/>
    <meta:generator>Neat_Office/6.2.8.2$Windows_x86 LibreOffice_project/</meta:generator>
  </office:meta>
</office:document-meta>
</file>